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9c0" officeooo:paragraph-rsid="001e39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 Lab link:</text:p>
      <text:p text:style-name="P1"/>
      <text:p text:style-name="P1"><text:a xlink:type="simple" xlink:href="https://studio.code.org/projects/applab/LfxEjOSOhqNE0E9oMCDry8I0yGhuSZqZNJoD6-QTGyw" text:style-name="Internet_20_link" text:visited-style-name="Visited_20_Internet_20_Link">https://studio.code.org/projects/applab/LfxEjOSOhqNE0E9oMCDry8I0yGhuSZqZNJoD6-QTGyw</text:a></text:p>
      <text:p text:style-name="P1"/>
      <text:p text:style-name="P1"/>
      <text:p text:style-name="P1">Note: I kept this one simple for the sake of time, but I understand the concepts behind the canvas feature, as well, despite not using it. I wanted to use some if statements to create a scenario where the user could click two choices before the screen changed to show the combined color, but I couldn’t figure out how to do so with the App Lab UI, so I used interim screens with the first color choice before the user picked the second color. I don’t know if I was struggling to understand how this particular tool works, or if I just wasn’t seeing what was directly in front of my face, but I couldn’t figure out how to use if statements for multiple choic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1:50:29.619000000</meta:creation-date>
    <dc:date>2022-05-03T11:53:45.201000000</dc:date>
    <meta:editing-duration>PT3M17S</meta:editing-duration>
    <meta:editing-cycles>1</meta:editing-cycles>
    <meta:document-statistic meta:table-count="0" meta:image-count="0" meta:object-count="0" meta:page-count="1" meta:paragraph-count="3" meta:word-count="129" meta:character-count="756" meta:non-whitespace-character-count="630"/>
    <meta:generator>LibreOffice/7.1.1.2$Windows_X86_64 LibreOffice_project/fe0b08f4af1bacafe4c7ecc87ce55bb426164676</meta:generator>
  </office:meta>
</office:document-meta>
</file>